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imationQueue.add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imationQueue.removeCallback(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imationQueue.clea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imationQueue.doFrame( long frameTimeNan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imationQueue.onFrame( long frameTimeNan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imationQueue.Animation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imationQueue.addAllValues( Collection &lt; Doubl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imationQueue.runIfI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imationQueue.addCallback(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imationQueue.clearCallba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